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2"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3"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4"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5"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6"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7"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Table_20_Contents">
      <style:text-properties fo:font-size="8pt" fo:font-style="italic" style:font-size-asian="8pt" style:font-style-asian="italic" style:font-size-complex="8pt" style:font-style-complex="italic"/>
    </style:style>
    <style:style style:name="P40" style:family="paragraph" style:parent-style-name="Preformatted_20_Text">
      <style:paragraph-properties fo:margin-left="0cm" fo:margin-right="0cm" fo:margin-top="0cm" fo:margin-bottom="0cm" fo:line-height="100%" fo:orphans="2" fo:widows="2" fo:text-indent="0cm" style:auto-text-indent="false" fo:padding="0cm" fo:border="none"/>
      <style:text-properties fo:font-variant="normal" fo:text-transform="none" fo:color="#000000" fo:letter-spacing="normal"/>
    </style:style>
    <style:style style:name="P41" style:family="paragraph" style:parent-style-name="Preformatted_20_Text">
      <style:paragraph-properties fo:margin-left="0cm" fo:margin-right="0cm" fo:margin-top="0cm" fo:margin-bottom="0cm" fo:line-height="100%" fo:orphans="2" fo:widows="2" fo:text-indent="0cm" style:auto-text-indent="false" fo:padding="0cm" fo:border="none"/>
    </style:style>
    <style:style style:name="P42" style:family="paragraph" style:parent-style-name="Heading_20_2">
      <style:paragraph-properties fo:margin-left="0cm" fo:margin-right="0cm" fo:margin-top="0cm" fo:margin-bottom="0cm" fo:line-height="100%"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3" style:family="paragraph" style:parent-style-name="Preformatted_20_Text">
      <style:paragraph-properties fo:margin-top="0cm" fo:margin-bottom="0cm" fo:line-height="100%" fo:orphans="2" fo:widows="2" fo:padding="0cm" fo:border="none"/>
      <style:text-properties fo:font-variant="normal" fo:text-transform="none" fo:color="#000000" fo:letter-spacing="normal"/>
    </style:style>
    <style:style style:name="P44"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5"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6"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7" style:family="paragraph" style:parent-style-name="Heading_20_2">
      <style:paragraph-properties>
        <style:tab-stops>
          <style:tab-stop style:position="6.535cm"/>
        </style:tab-stops>
      </style:paragraph-properties>
      <style:text-properties fo:font-variant="normal" fo:text-transform="none" fo:color="#000000" style:font-name="helvetica" fo:font-size="9.75pt" fo:letter-spacing="normal" fo:font-style="normal" fo:font-weight="normal"/>
    </style:style>
    <style:style style:name="P48" style:family="paragraph" style:parent-style-name="Standard" style:list-style-name="WW8Num6">
      <style:text-properties style:font-name="Trebuchet MS" fo:font-size="11pt" fo:font-weight="bold" style:font-size-asian="11pt" style:font-weight-asian="bold" style:font-size-complex="11pt"/>
    </style:style>
    <style:style style:name="P49" style:family="paragraph" style:parent-style-name="Standard" style:list-style-name="WW8Num4">
      <style:text-properties style:font-name="Trebuchet MS" fo:font-size="11pt" fo:font-weight="bold" style:font-size-asian="11pt" style:font-weight-asian="bold" style:font-size-complex="11pt"/>
    </style:style>
    <style:style style:name="P50" style:family="paragraph" style:parent-style-name="Standard" style:list-style-name="WW8Num3">
      <style:text-properties style:font-name="Trebuchet MS" fo:font-size="11pt" style:font-size-asian="11pt" style:font-size-complex="11pt"/>
    </style:style>
    <style:style style:name="P51"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2"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3"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4"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55" style:family="paragraph" style:parent-style-name="Text_20_body" style:list-style-name="L1">
      <style:paragraph-properties>
        <style:tab-stops>
          <style:tab-stop style:position="6.535cm"/>
        </style:tab-stops>
      </style:paragraph-properties>
    </style:style>
    <style:style style:name="P56"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57"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58" style:family="paragraph" style:parent-style-name="Text_20_body">
      <style:paragraph-properties>
        <style:tab-stops>
          <style:tab-stop style:position="6.535cm"/>
        </style:tab-stops>
      </style:paragraph-properties>
      <style:text-properties fo:font-size="11pt" fo:font-style="normal" fo:font-weight="bold" style:font-size-asian="11pt" style:font-style-asian="normal" style:font-weight-asian="bold" style:font-size-complex="11pt" style:font-style-complex="normal" style:font-weight-complex="bold"/>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0000" style:font-name="Monaco"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7700" style:font-name="Times New Roman1" fo:letter-spacing="normal" fo:font-style="italic" style:font-style-asian="italic" style:font-style-complex="italic"/>
    </style:style>
    <style:style style:name="T16" style:family="text">
      <style:text-properties fo:font-variant="normal" fo:text-transform="none" fo:color="#4183c4" style:text-line-through-style="none" style:font-name="Monaco" fo:font-size="9.75pt" fo:letter-spacing="normal" fo:font-style="normal" style:text-underline-style="none" fo:font-weight="normal" style:text-blinking="false"/>
    </style:style>
    <style:style style:name="T17" style:family="text">
      <style:text-properties style:font-name="Monaco" fo:font-size="9.75pt" fo:font-style="normal" fo:font-weight="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4705524" text:style-name="WW8Num4">
        <text:list-item>
          <text:p text:style-name="P51">Cosa devo fare</text:p>
        </text:list-item>
      </text:list>
      <text:p text:style-name="P24"/>
      <text:list xml:id="list369514218" text:style-name="WW8Num6">
        <text:list-item>
          <text:list>
            <text:list-item>
              <text:p text:style-name="P48">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1821803837" text:continue-numbering="true" text:style-name="WW8Num6">
        <text:list-item>
          <text:list>
            <text:list-item>
              <text:p text:style-name="P48">Perchè fare</text:p>
            </text:list-item>
          </text:list>
        </text:list-item>
      </text:list>
      <text:p text:style-name="P44"/>
      <text:p text:style-name="P45">http://www.aboutyou.it/reputation-monitoring.html</text:p>
      <text:p text:style-name="P45"/>
      <text:p text:style-name="P3"/>
      <text:p text:style-name="P3"/>
      <text:list xml:id="list1398510501" text:continue-numbering="true" text:style-name="WW8Num6">
        <text:list-item>
          <text:list>
            <text:list-item>
              <text:p text:style-name="P48">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487328652" text:continue-numbering="true" text:style-name="WW8Num6">
        <text:list-item>
          <text:list>
            <text:list-item>
              <text:p text:style-name="P48">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2157583472" text:continue-numbering="true" text:style-name="WW8Num6">
        <text:list-item>
          <text:list>
            <text:list-item>
              <text:p text:style-name="P48">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2025692755" text:continue-numbering="true" text:style-name="WW8Num6">
        <text:list-item>
          <text:list>
            <text:list-item>
              <text:p text:style-name="P48">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784404044" text:continue-numbering="true" text:style-name="WW8Num6">
        <text:list-item>
          <text:list>
            <text:list-item>
              <text:p text:style-name="P48">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http://www.knowlesys.com/</text:p>
      <text:p text:style-name="P3"/>
      <text:p text:style-name="P3"/>
      <text:list xml:id="list1618836009" text:continue-numbering="true" text:style-name="WW8Num6">
        <text:list-item>
          <text:list>
            <text:list-item>
              <text:p text:style-name="P48">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soft-page-break/><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1870918417" text:continue-list="list894705524" text:style-name="WW8Num4">
        <text:list-item>
          <text:p text:style-name="P49">SW esistenti</text:p>
          <text:list>
            <text:list-item>
              <text:p text:style-name="P49">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1694212055" text:continue-numbering="true" text:style-name="WW8Num4">
        <text:list-item>
          <text:list>
            <text:list-item>
              <text:p text:style-name="P49">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1185498929" text:continue-numbering="true" text:style-name="WW8Num4">
        <text:list-item>
          <text:list>
            <text:list-item>
              <text:p text:style-name="P49">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764511415" text:continue-numbering="true" text:style-name="WW8Num4">
        <text:list-item>
          <text:list>
            <text:list-item>
              <text:p text:style-name="P49">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1165574086" text:continue-numbering="true" text:style-name="WW8Num4">
        <text:list-item>
          <text:p text:style-name="P49">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l</text:p>
      <text:list xml:id="list1389387620" text:style-name="WW8Num3">
        <text:list-item>
          <text:p text:style-name="P50">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text:soft-page-break/></text:p>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
      <text:p text:style-name="P3">impostare user agent per evitare possibili 404</text:p>
      <text:p text:style-name="P3"/>
      <text:p text:style-name="P5"><text:soft-page-break/>"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candidati = <text:s/>candidati.to_a.uniq</text:p>
      <text:p text:style-name="P3"/>
      <text:p text:style-name="P3"><text:soft-page-break/>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
      <text:p text:style-name="P6"/>
      <text:p text:style-name="P6"><text:soft-page-break/>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text:soft-page-break/>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text:soft-page-break/>%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italiano dal sito delle estensioni di openoffice, modificato, eliminando /TUQesa e simili finali, crea un <text:soft-page-break/>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39">div class="testo_articolo_dimensione"&gt; </text:p>
          </table:table-cell>
          <table:table-cell table:style-name="Tabella1.B1" office:value-type="string">
            <text:p text:style-name="P39"/>
          </table:table-cell>
        </table:table-row>
        <table:table-row>
          <table:table-cell table:style-name="Tabella1.A1" office:value-type="string">
            <text:p text:style-name="P39"/>
          </table:table-cell>
          <table:table-cell table:style-name="Tabella1.A1" office:value-type="string">
            <text:p text:style-name="P39"/>
          </table:table-cell>
        </table:table-row>
        <table:table-row>
          <table:table-cell table:style-name="Tabella1.A1" office:value-type="string">
            <text:p text:style-name="P39"/>
          </table:table-cell>
          <table:table-cell table:style-name="Tabella1.A1" office:value-type="string">
            <text:p text:style-name="P39">&lt;div id="fb-like"&gt;&lt;fb:like show_faces="false"&gt;&lt;/fb:like&gt;&lt;/div&gt; </text:p>
          </table:table-cell>
        </table:table-row>
        <table:table-row>
          <table:table-cell table:style-name="Tabella1.A1" office:value-type="string">
            <text:p text:style-name="P39"/>
          </table:table-cell>
          <table:table-cell table:style-name="Tabella1.A1" office:value-type="string">
            <text:p text:style-name="P39"/>
          </table:table-cell>
        </table:table-row>
        <table:table-row>
          <table:table-cell table:style-name="Tabella1.A1" office:value-type="string">
            <text:p text:style-name="P39"/>
          </table:table-cell>
          <table:table-cell table:style-name="Tabella1.A1" office:value-type="string">
            <text:p text:style-name="P39">&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460_1768982785"/><text:bookmark-start text:name="__DdeLink__1286_344194105"/>RAILS_ENV=development ruby lib/workers/drb_scraper_worker.rb <text:bookmark-end text:name="__DdeLink__1460_1768982785"/><text:bookmark-end text:name="__DdeLink__1286_34419410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5">/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6"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8">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8">http://it.wikipedia.org/wiki/Duck_typing</text:span></text:a><text:span text:style-name="T18">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1"><text:s text:c="2"/>def strip_tags</text:p>
      <text:p text:style-name="P31"><text:s text:c="4"/>return self.gsub( %r{&lt;/?[^&gt;]+?&gt;}, '' )</text:p>
      <text:p text:style-name="P31"><text:s text:c="2"/>end</text:p>
      <text:p text:style-name="P34">devo poi caricare il file indicando il percorso, per averlo come libreria al utuilizzo del file con:</text:p>
      <text:p text:style-name="P31">Dir["#{File.expand_path(File.dirname(__FILE__))}/../../../extend_string.rb"].each do |f|</text:p>
      <text:p text:style-name="P31"><text:s text:c="2"/>begin</text:p>
      <text:p text:style-name="P31"><text:s text:c="4"/>require f</text:p>
      <text:p text:style-name="P31"><text:s text:c="2"/>rescue LoadError</text:p>
      <text:p text:style-name="P31"><text:s text:c="4"/>puts "could not load #{f}: #{$!}"</text:p>
      <text:p text:style-name="P31"><text:soft-page-break/><text:s text:c="2"/>end</text:p>
      <text:p text:style-name="P31">end</text:p>
      <text:p text:style-name="P31"/>
      <text:p text:style-name="P31"/>
      <text:p text:style-name="P35">Giorno 11</text:p>
      <text:p text:style-name="P36">Implementazione Nokogiri, per sostituire hpricot</text:p>
      <text:p text:style-name="P36">Gestione BB aziendali</text:p>
      <text:p text:style-name="P36">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1"/>
      <text:p text:style-name="P31"/>
      <text:p text:style-name="P32">Giorno 12</text:p>
      <text:p text:style-name="P36">Leggere I feed di Twitter con nokogiri <text:a xlink:type="simple" xlink:href="http://tenderlovemaking.com/2010/04/17/event-based-json-and-yaml-parsing/">http://tenderlovemaking.com/2010/04/17/event-based-json-and-yaml-parsing/</text:a></text:p>
      <text:p text:style-name="P36">Hpricot è leggeremente differente</text:p>
      <text:p text:style-name="P36">primi Test di funzionamento sul server di test</text:p>
      <text:p text:style-name="P36"/>
      <text:p text:style-name="P35">giorno 13</text:p>
      <text:p text:style-name="P36">Trasferimento domini mail da aruba ad asco!</text:p>
      <text:p text:style-name="P36">Problemi con il funzionamento del programma nel server di test, nell orario di raccolta del documento, che è sballato, ma anche in circa 380 pagine che non vengono corretamente parsate, sul test, ma in locale si!</text:p>
      <text:p text:style-name="P36"/>
      <text:p text:style-name="P35">Giorno 14</text:p>
      <text:p text:style-name="P36">capistrano, con il comando <text:span text:style-name="T8">cap staging deploy </text:span>sposta dal server svn al server di test I file.</text:p>
      <text:p text:style-name="P36">Un casino perchè in locale funziona mentre sul server di test per alcuni siti non riesce a prendere il contenuto della pagina.</text:p>
      <text:p text:style-name="P36">Casino con l'ora...è da settare il timezone su rails, ma per fare questo molto probabilmente serve aggiornare la versione presente sul server di test</text:p>
      <text:p text:style-name="P36"/>
      <text:p text:style-name="P35">Giorno 15</text:p>
      <text:p text:style-name="P36">Test su test per capire...ma nulla, ho visto che sul server test alcuni siti vengono messi in blacklist, mentre in locale no, inoltre dai log ho visto che non compare mai il content mentre compare il title della pagina.</text:p>
      <text:p text:style-name="P36"/>
      <text:p text:style-name="P36">Se lancio test_andrea.rb sul server ottengo gli stessi risultati di lanciare lo stesso file in locale..cosa ho fatto non lo so.</text:p>
      <text:p text:style-name="P36">Se lancio scraper_warker.rb il problema rimane, quindi penso da quello che vedo nei log, che il fatch non abbia proprio il content, perchè non gli viene passato da document.rb</text:p>
      <text:p text:style-name="P36"/>
      <text:p text:style-name="P35"><text:soft-page-break/>Giorno 18</text:p>
      <text:p text:style-name="P36">Sul server di test, manual:_scarpaer.rb funziona, trova il contenuto, mentre lo scraper automatico no</text:p>
      <text:p text:style-name="P36"/>
      <text:p text:style-name="P35">Giorno 19</text:p>
      <text:p text:style-name="P36">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6"/>
      <text:p text:style-name="P36">Ora il codice è :</text:p>
      <text:p text:style-name="P33">configs.each do |config|</text:p>
      <text:p text:style-name="P33"><text:s text:c="12"/>Scraper.logger.debug "Page extracting content #{@uri.to_s}"</text:p>
      <text:p text:style-name="P33"><text:s text:c="12"/>result = self.extract(config)</text:p>
      <text:p text:style-name="P33"><text:s text:c="12"/>if (attributes(result)) then</text:p>
      <text:p text:style-name="P33"><text:s text:c="14"/>Scraper.logger.debug "Page <text:s/>content extracted #{@uri.to_s}"</text:p>
      <text:p text:style-name="P33"><text:s text:c="14"/>break</text:p>
      <text:p text:style-name="P33"><text:s text:c="12"/>end</text:p>
      <text:p text:style-name="P33"><text:s text:c="10"/>end</text:p>
      <text:p text:style-name="P33"><text:s text:c="10"/>@status = :fail unless result</text:p>
      <text:p text:style-name="P33"><text:s text:c="8"/>end</text:p>
      <text:p text:style-name="P33"><text:s text:c="6"/>end</text:p>
      <text:p text:style-name="P33"/>
      <text:p text:style-name="P36">In attributes è stato aggiunto <text:s/>un controllo che fa passare l'estrazione all'estractor successivo se title e content sono vuoti (<text:span text:style-name="T8">blank?</text:span>)</text:p>
      <text:p text:style-name="P36">Mentre prima era </text:p>
      <text:p text:style-name="P33">result = nil</text:p>
      <text:p text:style-name="P33">configs.each do |config|</text:p>
      <text:p text:style-name="P33"><text:s text:c="12"/>Scraper.logger.debug "Page extracting content #{@uri.to_s}"</text:p>
      <text:p text:style-name="P33"><text:s text:c="12"/>if ( result = self.extract(config)) then</text:p>
      <text:p text:style-name="P33"><text:s text:c="14"/>Scraper.logger.debug "Page <text:s/>content extracted #{@uri.to_s}"</text:p>
      <text:p text:style-name="P33">attributes(result)</text:p>
      <text:p text:style-name="P33"><text:s text:c="14"/>break</text:p>
      <text:p text:style-name="P33"><text:s text:c="12"/>end</text:p>
      <text:p text:style-name="P33"><text:s text:c="10"/>end</text:p>
      <text:p text:style-name="P33"><text:s text:c="10"/>@status = :fail unless result</text:p>
      <text:p text:style-name="P33"><text:s text:c="8"/>end</text:p>
      <text:p text:style-name="P33"><text:s text:c="6"/>end</text:p>
      <text:p text:style-name="P33"/>
      <text:p text:style-name="P36">così facendo in certi casi l'if era nil e salvata il marge dei risultati ottenuti.</text:p>
      <text:p text:style-name="P36"><text:soft-page-break/>Inoltre è stato sistemata la collocazione di iconv, che prima veniva fatta in sempre anche se la pagina ritornava 404, ed è stato inserito un rescue.</text:p>
      <text:p text:style-name="P36">Resta, che non ho capito come mai in locale funzionava mentre sul server di test no!</text:p>
      <text:p text:style-name="P36"/>
      <text:p text:style-name="P36">Bisogna sistemare il problema che se un extractor rileva il content, ma per esempio una parte errarata, dovrebbe intervenire l'estractor sucessivo.</text:p>
      <text:p text:style-name="P36"/>
      <text:p text:style-name="P36">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6"/>
      <text:p text:style-name="P35">Idea per prendere I commenti</text:p>
      <text:p text:style-name="P36">Ogni pagina ha il suo div, che si chiama comments, oppure più in generale contiene la parola commenti. Dovrei prendere readability è farlo funzionare sui div span o più in generale id e class che contengono la parola commenti.</text:p>
      <text:p text:style-name="P36"/>
      <text:p text:style-name="P35">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6">Altri casini, perchè il fetch aspettandosi giustamente un <text:s/>hash per qualche url, riceve un array...</text:p>
      <text:p text:style-name="P36">forse il problema dell'array nasce perchè il content type non è quello adatto, per esempio pdf o altri formati.</text:p>
      <text:p text:style-name="P36"/>
      <text:p text:style-name="P36">Risolto il problema con radability per I contenuti corti che riconsoce come testo principale, ho inserito un controllo sulla lunghezza....se minore di 25 salta al content extractor sucessivo</text:p>
      <text:p text:style-name="P36"/>
      <text:p text:style-name="P36">Molti siti con contenuto identico!</text:p>
      <text:p text:style-name="P36"/>
      <text:p text:style-name="P35">Giorno 22</text:p>
      <text:p text:style-name="P36">Sistemato l'URI.encode, che così riesco a catturare gli url che contengono caratteri speciali, spazi e lettere accentate.</text:p>
      <text:p text:style-name="P36">Fatto funzionare come se fosse in produzione, ha girato 5ore e mezza ed ha trovato più di 3k url.</text:p>
      <text:p text:style-name="P36"/>
      <text:p text:style-name="P36">Nel mentra continuato a fare il trasferimento di dominio della posta! Cambiando I DNS e il server</text:p>
      <text:p text:style-name="P36"/>
      <text:p text:style-name="P33">idea per la citazione: <text:span text:style-name="T9">Un bon tasar a volte, xe mejo de un bon vedar!</text:span></text:p>
      <text:p text:style-name="P36"/>
      <text:p text:style-name="P35">Giorno 25</text:p>
      <text:p text:style-name="P36"><text:soft-page-break/>Ulterioi problemi di URL.encode risolti...problemi perchè l'svn a volte non fa il commit e quindi si pensa che il progetto nel server test sia aggioranto quando non lo è!</text:p>
      <text:p text:style-name="P36">Inizio a vedere MSQL cluster</text:p>
      <text:p text:style-name="P36"><text:a xlink:type="simple" xlink:href="http://www.severalnines.com/cmon/index.php">http://www.severalnines.com/cmon/index.php</text:a></text:p>
      <text:p text:style-name="P36"><text:a xlink:type="simple" xlink:href="http://www.severalnines.com/config/index.php">http://www.severalnines.com/config/index.php</text:a></text:p>
      <text:p text:style-name="P36"><text:a xlink:type="simple" xlink:href="http://www.mysql.it/products/cluster/get-started.html">http://www.mysql.it/products/cluster/get-started.html</text:a></text:p>
      <text:p text:style-name="P36"/>
      <text:p text:style-name="P35">Giorno 26</text:p>
      <text:p text:style-name="P36">Benchmark fra mysql e mongodb:</text:p>
      <text:p text:style-name="P36"><text:a xlink:type="simple" xlink:href="http://www.idiotsabound.com/howd-that-mongo-get-so-fast">http://www.idiotsabound.com/howd-that-mongo-get-so-fast</text:a></text:p>
      <text:p text:style-name="P36"><text:a xlink:type="simple" xlink:href="http://www.idiotsabound.com/did-i-mention-mongodb-is-fast-way-to-go-mongo">http://www.idiotsabound.com/did-i-mention-mongodb-is-fast-way-to-go-mongo</text:a></text:p>
      <text:p text:style-name="P36"><text:a xlink:type="simple" xlink:href="http://milancermak.posterous.com/benchmarking-tornados-sessions-0">http://milancermak.posterous.com/benchmarking-tornados-sessions-0</text:a></text:p>
      <text:p text:style-name="P36"><text:a xlink:type="simple" xlink:href="http://github.com/latrommi/benchmarking">http://github.com/latrommi/benchmarking</text:a></text:p>
      <text:p text:style-name="P36">http://www.wikivs.com/wiki/MySQL_vs_MongoDB</text:p>
      <text:p text:style-name="P36">mysql vs mondodb with ruby </text:p>
      <text:p text:style-name="P36"><text:a xlink:type="simple" xlink:href="http://gist.github.com/189646">http://gist.github.com/189646</text:a></text:p>
      <text:p text:style-name="P36"/>
      <text:p text:style-name="P36">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6"/>
      <text:p text:style-name="P36"/>
      <text:p text:style-name="P35">Come funziona il programma in fasi:</text:p>
      <text:list xml:id="list178085120" text:style-name="L1">
        <text:list-item>
          <text:p text:style-name="P53">inizializzazzione dello scraper, impostando args a nil</text:p>
        </text:list-item>
        <text:list-item>
          <text:p text:style-name="P55"><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3">filter, che semplicemente filtra I risultati in base ad una blacklist creata in un diverso momento</text:p>
        </text:list-item>
        <text:list-item>
          <text:p text:style-name="P53">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3">indexer, con l'insieme di dati, l'indexer si occupa di inserirli all'interno del DB, con lingua, data di pubblicazione, titolo della pagina, contenuto principale, profile ID se è in blacklist e altro</text:p>
        </text:list-item>
        <text:list-item>
          <text:p text:style-name="P53">analyzer, aggiorna il DB e salva le modifiche attravero ruby.</text:p>
        </text:list-item>
      </text:list>
      <text:p text:style-name="P36"/>
      <text:p text:style-name="P36">Ogni fase, riceve un hash, e alla fine lo ritorna modificato alla fase successiva.</text:p>
      <text:p text:style-name="P36"><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6"/>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6"/>
      <text:p text:style-name="P36"/>
      <text:p text:style-name="P35">Giorno 27</text:p>
      <text:p text:style-name="P36">Sistemazione portatili</text:p>
      <text:p text:style-name="P35">Giorno 28</text:p>
      <text:p text:style-name="P36">Correzioni, e sto cercando di utilizzare le API di vimeo</text:p>
      <text:p text:style-name="P36"><text:a xlink:type="simple" xlink:href="http://www.vimeo.com/api/docs/oauth">http://www.vimeo.com/api/docs/oauth</text:a></text:p>
      <text:p text:style-name="P36"><text:a xlink:type="simple" xlink:href="http://www.vimeo.com/api/docs/authentication">http://www.vimeo.com/api/docs/authentication</text:a></text:p>
      <text:p text:style-name="P36"><text:a xlink:type="simple" xlink:href="http://oauth.net/documentation">http://oauth.net/documentation</text:a></text:p>
      <text:p text:style-name="P35"/>
      <text:p text:style-name="P35">Giorno 29</text:p>
      <text:p text:style-name="P36">ancora con le API, più sistemazione portatiliw</text:p>
      <text:p text:style-name="P36">lancio per tre giorni del programma ad orari controllati con crontab.</text:p>
      <text:p text:style-name="P36">Correzzione piccoli bugfix, dovuti alla modifica della pagina rispetto a quando era stato scritto il programma di scraper. Quando è stato lanciato per 1 giorno ha trovato 3093 risultati totali. In circa 5.30 ore</text:p>
      <text:p text:style-name="P36"/>
      <text:p text:style-name="P36">errro.log ha 48linee di errore in 1.30~ </text:p>
      <text:p text:style-name="P36"/>
      <text:p text:style-name="P35">Giorno 2/11</text:p>
      <text:p text:style-name="P36">saltata la corrente</text:p>
      <text:p text:style-name="P35">Giorno 3</text:p>
      <text:p text:style-name="P36"><text:a xlink:type="simple" xlink:href="http://dilatua.aduc.it/ricerca/">http://dilatua.aduc.it/ricerca/</text:a> <text:s/>e sosonline quando la ricerca non trova la keyword lo scraper da errore, corretto, p<text:span text:style-name="T19">er ora verifica solamente se ci sono errori e ritorna un array vuoto, da vedere cosa ritornare.</text:span></text:p>
      <text:p text:style-name="P36">Il tempo della prima esecuzione è di 4 ore e 20miunti, mentre nelle successive esecuzioni scende a 3ore e 47 miunti ~ questo perchè molte pagine sono già state trovate e non viene fatto un nuovo scraper.</text:p>
      <text:p text:style-name="P36">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6"><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6"/>
      <text:p text:style-name="P36"/>
      <text:p text:style-name="P36">Report dei risultati del numero di fonti</text:p>
      <text:p text:style-name="P36"/>
      <text:p text:style-name="Standard"><text:s/><text:span text:style-name="T20">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20"><text:s/>INFO [2010-11-01 20:24:49] <text:s/>:: Stopping indexer with: Lun, 01 Nov 2010 20:24:49 +0100 803 result(s</text:span>) </text:p>
      <text:p text:style-name="P36"/>
      <text:p text:style-name="P36">altro giro dopo fix di sosonline</text:p>
      <text:p text:style-name="P36"><text:s/><text:span text:style-name="T20">INFO [2010-11-03 15:51:20] <text:s/>:: Stopping indexer with: Mer, 03 Nov 2010 15:51:20 +0100 172 result(s)</text:span> </text:p>
      <text:p text:style-name="P37"><text:s/>INFO [2010-11-03 16:04:53] <text:s/>:: Stopping indexer with: Mer, 03 Nov 2010 16:04:53 +0100 324 result(s) </text:p>
      <text:p text:style-name="P37"><text:s/>INFO [2010-11-03 16:16:25] <text:s/>:: Stopping indexer with: Mer, 03 Nov 2010 16:16:25 +0100 230 result(s) </text:p>
      <text:p text:style-name="P37"><text:s/>INFO [2010-11-03 16:38:50] <text:s/>:: Stopping indexer with: Mer, 03 Nov 2010 16:38:50 +0100 319 result(s) </text:p>
      <text:p text:style-name="P37"><text:s/>INFO [2010-11-03 16:45:07] <text:s/>:: Stopping indexer with: Mer, 03 Nov 2010 16:45:07 +0100 107 result(s) </text:p>
      <text:p text:style-name="P37"><text:s/>INFO [2010-11-03 16:52:20] <text:s/>:: Stopping indexer with: Mer, 03 Nov 2010 16:52:20 +0100 129 result(s) </text:p>
      <text:p text:style-name="P37"><text:s/>INFO [2010-11-03 17:22:28] <text:s/>:: Stopping indexer with: Mer, 03 Nov 2010 17:22:28 +0100 324 result(s) </text:p>
      <text:p text:style-name="P37"><text:s/>INFO [2010-11-03 17:32:26] <text:s/>:: Stopping indexer with: Mer, 03 Nov 2010 17:32:26 +0100 113 result(s) </text:p>
      <text:p text:style-name="P37"><text:s/>INFO [2010-11-03 17:41:54] <text:s/>:: Stopping indexer with: Mer, 03 Nov 2010 17:41:54 +0100 281 result(s) </text:p>
      <text:p text:style-name="P37"><text:s/>INFO [2010-11-03 17:45:14] <text:s/>:: Stopping indexer with: Mer, 03 Nov 2010 17:45:14 +0100 122 result(s) </text:p>
      <text:p text:style-name="P37"><text:s/>INFO [2010-11-03 18:14:05] <text:s/>:: Stopping indexer with: Mer, 03 Nov 2010 18:14:05 +0100 411 result(s) </text:p>
      <text:p text:style-name="P37"><text:s/>INFO [2010-11-03 18:32:56] <text:s/>:: Stopping indexer with: Mer, 03 Nov 2010 18:32:56 +0100 508 result(s) </text:p>
      <text:p text:style-name="P37"><text:s/>INFO [2010-11-03 19:52:57] <text:s/>:: Stopping indexer with: Mer, 03 Nov 2010 19:52:57 +0100 791 result(s) </text:p>
      <text:p text:style-name="P36"/>
      <text:p text:style-name="P35">Giorno 4</text:p>
      <text:p text:style-name="P36">prestazioni ruby msql</text:p>
      <text:p text:style-name="P36"><text:a xlink:type="simple" xlink:href="http://en.oreilly.com/mysql2010/public/schedule/detail/13465">http://en.oreilly.com/mysql2010/public/schedule/detail/13465</text:a></text:p>
      <text:p text:style-name="P36">cluster</text:p>
      <text:p text:style-name="P36"><text:a xlink:type="simple" xlink:href="http://www.slideshare.net/Georgio_1999/how-to-scale-v2">http://www.slideshare.net/Georgio_1999/how-to-scale-v2</text:a></text:p>
      <text:p text:style-name="P36">alla fine mysql cluster viene eliminato perchè non supporta join complessi e chiavi esterne, vedi pag 4 di wp_cluster-carrier-grade_OptimizingPerformance.it</text:p>
      <text:p text:style-name="P36"/>
      <text:p text:style-name="P36">installato in locale passenger <text:a xlink:type="simple" xlink:href="http://www.rubyenterpriseedition.com/download.html">http://www.rubyenterpriseedition.com/download.html</text:a> su ubuntu e configurato</text:p>
      <text:p text:style-name="P36">sarà il webserver definitivo</text:p>
      <text:p text:style-name="P35">Giorno 5</text:p>
      <text:p text:style-name="P36">Spegnimento e altro riavvio dei server, più problemi vari</text:p>
      <text:p text:style-name="P36">inizio tesi</text:p>
      <text:p text:style-name="P35"/>
      <text:p text:style-name="P35">Giorno 8</text:p>
      <text:p text:style-name="P36">Problemi vari, come portatile rotto, problemi alla rete, configurazione portatile nuovo DELL</text:p>
      <text:p text:style-name="P36">vimeo utilizza un codice, che aggiunge alla fine dell'url, precismante le prime 8 cifre di questo codice. Ora però causa troppe prove hanno temporaneamente bloccato il mio ip!</text:p>
      <text:p text:style-name="P36"/>
      <text:p text:style-name="P35">Giorno 9</text:p>
      <text:p text:style-name="P36">Ho abbandonato il sito di viemo, e mi utilizzo la ricerca video di google personalizzata per vimeo, anche se non trova i video caricaricati prima il giorno stessa della ricerca</text:p>
      <text:p text:style-name="P36">Utilizzo google video search per trovare tutti i video su youtube vimeo e tutti gli altri</text:p>
      <text:p text:style-name="P36"><text:soft-page-break/>Impostazione per creare benchmark sul tempo di utlizzo della cpu, la quantità di dati trasferiti e ricevuti sarebbe interessante vedere....</text:p>
      <text:p text:style-name="P33">Prime impressioni da chi utilizza il programma ogni giorno:</text:p>
      <text:p text:style-name="P38">Ciao Andrea,</text:p>
      <text:p text:style-name="P38">finalmente sono riuscita a dare un occhio all'area di test con i risultati.</text:p>
      <text:p text:style-name="P38">In particolare ho controllato il profilo di Mcd e di Unicredit. </text:p>
      <text:p text:style-name="P38">Queste le mie impressioni:</text:p>
      <text:p text:style-name="P38"/>
      <text:p text:style-name="P38">- l'estrazione del testo funziona molto molto meglio (sia per esporta in PDF che in HTML)</text:p>
      <text:p text:style-name="P38">- la lingua va bene (ma anche adesso secondo me funziona a dovere)</text:p>
      <text:p text:style-name="P38">- le date purtroppo ancora sono in buona parte da sistemare :( ad esempio: </text:p>
      <text:p text:style-name="P38">http://www.finanzaonline.com/forum/banking-online-c-c-e-mutui/1167031-novita-carta-prepagata-virtuale-genius-card-web-di-unicredit.html</text:p>
      <text:p text:style-name="P38">mette come data di pubblicazione 01/11 ma in realtà il forum è del 21/03</text:p>
      <text:p text:style-name="P38"/>
      <text:p text:style-name="P38">anche per molti blog e portali la data è sbagliata..</text:p>
      <text:p text:style-name="P38">http://sottovoce.noblogo.org/genius-card-vs-conto-tascabile-vs-superflash-quale-la-carta-migliore/</text:p>
      <text:p text:style-name="P38">mette come data di pubblicazione il 31/10 ma in realtà è di marzo</text:p>
      <text:p text:style-name="P38"/>
      <text:p text:style-name="P38">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8">Mette come data di pubblicazione 29/10, ma il doc è di 3 anni fa</text:p>
      <text:p text:style-name="P38"/>
      <text:p text:style-name="P38">Sulle fonti di news invece mi sembra che vada bene. Ad esempio la data era corretta su questi:</text:p>
      <text:p text:style-name="P38">http://www.ilsole24ore.com/art/economia/2010-09-06/mozzarella-firmata-mcdonalds-acqua-164746.shtml</text:p>
      <text:p text:style-name="P38"><text:bookmark-start text:name="__DdeLink__2221_2102773417"/>http://www.italia-news.it/salute-c13/california--la-contea-di-santa-clara-vieta-lhappy-meal-35843.html<text:bookmark-end text:name="__DdeLink__2221_2102773417"/></text:p>
      <text:p text:style-name="P38">http://www.diebrucke.it/articoli/mcitaly-pizza-e-mandolino-parte-iii.html</text:p>
      <text:p text:style-name="P38"/>
      <text:p text:style-name="P38"/>
      <text:p text:style-name="P38">Cmq su mcd e UniCredit ho inserito anche delle note ai doc, per confrontarci più agilmente.</text:p>
      <text:p text:style-name="P38"/>
      <text:p text:style-name="P38">Domani magari vado avanti e vedo se trovo degli spunti interessanti</text:p>
      <text:p text:style-name="P38"/>
      <text:p text:style-name="P35">Giorno 15</text:p>
      <text:p text:style-name="P36">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standardizzazzione della data che non mi ero accorto che c'era la data dopo il dateparse e quindi l'ho messa e poi ho sistemato il confronto</text:p>
      <text:p text:style-name="P36">Oggi ho cominciato realmente a scrivere</text:p>
      <text:p text:style-name="P36"/>
      <text:p text:style-name="P35">Giorno 17</text:p>
      <text:p text:style-name="P36">ora funziona come script/scraper staging -p 1052296639</text:p>
      <text:p text:style-name="P36"><text:soft-page-break/>oppure senza il numero del profilo, per farlo andare in tutto il database.</text:p>
      <text:p text:style-name="P35"><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5"><text:span text:style-name="T11"/></text:p>
      <text:p text:style-name="P35">Giorno 18</text:p>
      <text:p text:style-name="P56">Ciao, </text:p>
      <text:p text:style-name="P56">il primo dicembre siamo a Milano come sponsor e relatori dellevento di Business International Marketing Trends Conference.</text:p>
      <text:p text:style-name="P56">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56"></text:p>
      <text:p text:style-name="P56">Titolo e abstract:</text:p>
      <text:p text:style-name="P58"><text:span text:style-name="T11">La rete come strumento strategico di business: dall'ascolto delle conversazioni alla costruzione dell'identità aziendale online</text:span></text:p>
      <text:p text:style-name="P56"> Monitorare la rete per individuare quali sono i valori associati al brand e come sono percepiti i prodotti </text:p>
      <text:p text:style-name="P56"> Verificare quale è il posizionamento dellazienda rispetto ai competitor: potenziare i vantaggi competitivi </text:p>
      <text:p text:style-name="P56"> Lanalisi dello scenario di business: monitorare la rete per individuare nuovi bisogni </text:p>
      <text:p text:style-name="P56"> Costruire lidentità aziendale in rete: dal sito web ai social media </text:p>
      <text:p text:style-name="P56"> Farsi trovare e acquisire contatti di valore: la visibilità nei motori di ricerca e lusabilità </text:p>
      <text:p text:style-name="P56"></text:p>
      <text:p text:style-name="P56">1) <text:s text:c="6"/>idee, news, link, approfondimenti, tutto quello che ritenete utile sul tema please segnalatemelo</text:p>
      <text:p text:style-name="P56"></text:p>
      <text:p text:style-name="P56">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56"></text:p>
      <text:list xml:id="list1216021687" text:style-name="L2">
        <text:list-item>
          <text:p text:style-name="P57">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5"><text:span text:style-name="T11"/></text:p>
      <text:p text:style-name="P35"><text:span text:style-name="T11"/></text:p>
      <text:p text:style-name="P35"><text:span text:style-name="T11"/></text:p>
      <text:h text:style-name="P47" text:outline-level="2">Global setup:</text:h>
      <text:p text:style-name="P41"><text:span text:style-name="T14"><text:s/></text:span><text:span text:style-name="T13">Download and install </text:span><text:a xlink:type="simple" xlink:href="http://git-scm.com/download" office:target-frame-name="_blank" xlink:show="new"><text:span text:style-name="T16">Git</text:span></text:a></text:p>
      <text:p text:style-name="P43"><text:s text:c="2"/><text:span text:style-name="T17">git config --global user.name "Your Name"</text:span></text:p>
      <text:p text:style-name="P43"><text:s text:c="2"/><text:span text:style-name="T17">git config --global user.email technoprime@gmail.com</text:span></text:p>
      <text:p text:style-name="P43"><text:s text:c="8"/></text:p>
      <text:h text:style-name="P42" text:outline-level="2">Next steps:</text:h>
      <text:p text:style-name="P40"><text:s text:c="2"/><text:span text:style-name="T17">mkdir Tirocinio</text:span></text:p>
      <text:p text:style-name="P43"><text:s text:c="2"/><text:span text:style-name="T17">cd Tirocinio</text:span></text:p>
      <text:p text:style-name="P43"><text:s text:c="2"/><text:span text:style-name="T17">git init</text:span></text:p>
      <text:p text:style-name="P43"><text:soft-page-break/><text:s text:c="2"/><text:span text:style-name="T17">touch README</text:span></text:p>
      <text:p text:style-name="P43"><text:s text:c="2"/><text:span text:style-name="T17">git add README</text:span></text:p>
      <text:p text:style-name="P43"><text:s text:c="2"/><text:span text:style-name="T17">git commit -m 'first commit'</text:span></text:p>
      <text:p text:style-name="P43"><text:s text:c="2"/><text:span text:style-name="T17">git remote add origin git@github.com:Kingo/Tirocinio.git</text:span></text:p>
      <text:p text:style-name="P43"><text:s text:c="2"/><text:span text:style-name="T17">git push origin master</text:span></text:p>
      <text:p text:style-name="P43"><text:s text:c="6"/></text:p>
      <text:h text:style-name="P42" text:outline-level="2">Existing Git Repo?</text:h>
      <text:p text:style-name="P40"><text:s text:c="2"/><text:span text:style-name="T17">cd existing_git_repo</text:span></text:p>
      <text:p text:style-name="P43"><text:s text:c="2"/><text:span text:style-name="T17">git remote add origin git@github.com:Kingo/Tirocinio.git</text:span></text:p>
      <text:p text:style-name="P43"><text:s text:c="2"/><text:span text:style-name="T17">git push origin master</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creator>andrea </dc:creator>
    <dc:date>2010-11-18T09:23:03</dc:date>
    <meta:editing-cycles>178</meta:editing-cycles>
    <meta:editing-duration>PT87H36M55S</meta:editing-duration>
    <meta:generator>OpenOffice.org/3.2$Linux OpenOffice.org_project/320m12$Build-9483</meta:generator>
    <meta:document-statistic meta:table-count="1" meta:image-count="0" meta:object-count="0" meta:page-count="22" meta:paragraph-count="556" meta:word-count="9968" meta:character-count="90886"/>
    <meta:user-defined meta:name="Info 1"/>
    <meta:user-defined meta:name="Info 2"/>
    <meta:user-defined meta:name="Info 3"/>
    <meta:user-defined meta:name="Info 4"/>
  </office:meta>
</office:document-meta>
</file>